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2000003354F3D4150093BF160.png" manifest:media-type="image/png"/>
  <manifest:file-entry manifest:full-path="Pictures/10000001000002F200000335B8E38A96BA619C69.png" manifest:media-type="image/png"/>
  <manifest:file-entry manifest:full-path="Pictures/100000010000033F000002FCA87B886DED681649.png" manifest:media-type="image/png"/>
  <manifest:file-entry manifest:full-path="Pictures/10000001000002F200000335BA034826926A4ACE.png" manifest:media-type="image/png"/>
  <manifest:file-entry manifest:full-path="Pictures/100000010000055500000331A8F88495B337F8E8.png" manifest:media-type="image/png"/>
  <manifest:file-entry manifest:full-path="Pictures/10000001000003A00000032FA76B33A11F2A47A4.png" manifest:media-type="image/png"/>
  <manifest:file-entry manifest:full-path="Pictures/100000010000054F0000032EDC2232F322CBFFC7.png" manifest:media-type="image/png"/>
  <manifest:file-entry manifest:full-path="Pictures/10000001000002F000000339F784E641DACEFEF9.png" manifest:media-type="image/png"/>
  <manifest:file-entry manifest:full-path="Pictures/10000001000002F00000033912EACE56BF2AA448.png" manifest:media-type="image/png"/>
  <manifest:file-entry manifest:full-path="Pictures/10000001000002F000000339828F966B6F50581D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66cm" svg:height="9.5cm" svg:x="2cm" svg:y="0.75cm">
          <draw:image xlink:href="Pictures/10000001000002F000000339828F966B6F50581D.png" xlink:type="simple" xlink:show="embed" xlink:actuate="onLoad" draw:mime-type="image/png">
            <text:p/>
          </draw:image>
        </draw:frame>
        <draw:frame draw:style-name="gr1" draw:text-style-name="P1" draw:layer="layout" svg:width="8.859cm" svg:height="9.718cm" svg:x="11.391cm" svg:y="1cm">
          <draw:image xlink:href="Pictures/10000001000002F00000033912EACE56BF2AA448.png" xlink:type="simple" xlink:show="embed" xlink:actuate="onLoad" draw:mime-type="image/png">
            <text:p/>
          </draw:image>
        </draw:frame>
        <draw:frame draw:style-name="gr1" draw:text-style-name="P1" draw:layer="layout" svg:width="9.435cm" svg:height="8.109cm" draw:transform="skewX (0.0387463093942741) translate (1.565cm 20.5cm)">
          <draw:image xlink:href="Pictures/10000001000002F000000339F784E641DACEFEF9.png" xlink:type="simple" xlink:show="embed" xlink:actuate="onLoad" draw:mime-type="image/png">
            <text:p/>
          </draw:image>
        </draw:frame>
        <draw:frame draw:style-name="gr2" draw:text-style-name="P1" draw:layer="layout" svg:width="15.965cm" svg:height="8.969cm" svg:x="-21cm" svg:y="-0.8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15.964cm" svg:height="8.969cm" svg:x="-21cm" svg:y="-3.0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12.5cm" svg:height="6.5cm" svg:x="4.75cm" svg:y="12.25cm">
          <draw:image xlink:href="Pictures/100000010000054F0000032EDC2232F322CBFFC7.png" xlink:type="simple" xlink:show="embed" xlink:actuate="onLoad" draw:mime-type="image/png">
            <text:p/>
          </draw:image>
        </draw:frame>
        <draw:frame draw:style-name="gr1" draw:text-style-name="P1" draw:layer="layout" svg:width="7.686cm" svg:height="8.75cm" svg:x="12cm" svg:y="20.5cm">
          <draw:image xlink:href="Pictures/10000001000003A00000032FA76B33A11F2A47A4.png" xlink:type="simple" xlink:show="embed" xlink:actuate="onLoad" draw:mime-type="image/png">
            <text:p/>
          </draw:image>
        </draw:frame>
        <draw:frame draw:style-name="gr1" draw:text-style-name="P1" draw:layer="layout" svg:width="10.312cm" svg:height="6.171cm" svg:x="3.5cm" svg:y="37cm">
          <draw:image xlink:href="Pictures/100000010000055500000331A8F88495B337F8E8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8.972cm" svg:height="8.248cm" svg:x="1.603cm" svg:y="1.002cm">
          <draw:image xlink:href="Pictures/100000010000033F000002FCA87B886DED681649.png" xlink:type="simple" xlink:show="embed" xlink:actuate="onLoad" draw:mime-type="image/png">
            <text:p/>
          </draw:image>
        </draw:frame>
        <draw:frame draw:style-name="gr1" draw:text-style-name="P1" draw:layer="layout" svg:width="8.585cm" svg:height="7.25cm" svg:x="11.415cm" svg:y="1.25cm">
          <draw:image xlink:href="Pictures/10000001000002F200000335BA034826926A4ACE.png" xlink:type="simple" xlink:show="embed" xlink:actuate="onLoad" draw:mime-type="image/png">
            <text:p/>
          </draw:image>
        </draw:frame>
        <draw:frame draw:style-name="gr1" draw:text-style-name="P1" draw:layer="layout" svg:width="10.312cm" svg:height="6.171cm" svg:x="1.438cm" svg:y="21.25cm">
          <draw:image xlink:href="Pictures/100000010000055500000331A8F88495B337F8E8.png" xlink:type="simple" xlink:show="embed" xlink:actuate="onLoad" draw:mime-type="image/png">
            <text:p/>
          </draw:image>
        </draw:frame>
        <draw:frame draw:style-name="gr1" draw:text-style-name="P1" draw:layer="layout" svg:width="9.953cm" svg:height="10.837cm" svg:x="1.797cm" svg:y="9.663cm">
          <draw:image xlink:href="Pictures/10000001000002F200000335B8E38A96BA619C69.png" xlink:type="simple" xlink:show="embed" xlink:actuate="onLoad" draw:mime-type="image/png">
            <text:p/>
          </draw:image>
        </draw:frame>
        <draw:frame draw:style-name="gr1" draw:text-style-name="P1" draw:layer="layout" svg:width="7.348cm" svg:height="11.5cm" svg:x="12.652cm" svg:y="11cm">
          <draw:image xlink:href="Pictures/10000001000002F2000003354F3D4150093BF16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11-27T15:03:11.399449627</dc:date>
    <meta:editing-duration>PT5M2S</meta:editing-duration>
    <meta:editing-cycles>1</meta:editing-cycles>
    <meta:document-statistic meta:object-count="1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66cm" svg:height="8.97cm" xlink:href="." xlink:type="simple" chart:class="chart:bar" chart:style-name="ch1">
        <chart:legend chart:legend-position="end" svg:x="13.756cm" svg:y="3.688cm" style:legend-expansion="high" chart:style-name="ch2"/>
        <chart:plot-area chart:style-name="ch3" chart:data-source-has-labels="both" svg:x="2.842cm" svg:y="1.005cm" svg:width="13.12cm" svg:height="8.61cm">
          <chart:coordinate-region svg:x="3.463cm" svg:y="1.204cm" svg:width="12.499cm" svg:height="7.76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65cm" svg:height="8.97cm" xlink:href="." xlink:type="simple" chart:class="chart:bar" chart:style-name="ch1">
        <chart:legend chart:legend-position="end" svg:x="0cm" svg:y="0cm" style:legend-expansion="high" chart:style-name="ch2"/>
        <chart:plot-area chart:style-name="ch3" chart:data-source-has-labels="both" svg:x="0.272cm" svg:y="-0.199cm" svg:width="15.115cm" svg:height="8.162cm">
          <chart:coordinate-region svg:x="0.893cm" svg:y="0cm" svg:width="14.494cm" svg:height="7.76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/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